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gricultural output of crops with high nutrient demand (e.g., maize) requires soils to</text:p>
      <text:p text:style-name="P1">be amended with nitrogen fertilizers for economical production 1 . Following the green</text:p>
      <text:p text:style-name="P1">revolution and development of the ability to synthesize mineral fertilizers, agricultural output</text:p>
      <text:p text:style-name="P1">has increased significantly to feed the growth of the human population 2 . This increase in</text:p>
      <text:p text:style-name="P1">mineral fertilizer usage and agricultural output has had environmental side effects. Soluble</text:p>
      <text:p text:style-name="P1">mineral fertilizers are prone to leaching and losses to water ways, where they contribute to</text:p>
      <text:p text:style-name="P1">eutrophication and degraded water quality 3 . Additionally, fossil fuel use in the production of</text:p>
      <text:p text:style-name="P1">fertilizers contributes to increases in atmospheric greenhouse gases 4 . To cope with the</text:p>
      <text:p text:style-name="P1">demands of an increasing human population, agricultural production must become both</text:p>
      <text:p text:style-name="P1">more sustainable and more efficient to minimize impacts on the environment.</text:p>
      <text:p text:style-name="P1"/>
      <text:p text:style-name="P1"><text:tab/>An alternative method to provide nutrients for agriculture is fertilization of soils with</text:p>
      <text:p text:style-name="P1">inputs approved for organic management. These organic managements techniques exclude</text:p>
      <text:p text:style-name="P1">the use of synthetic mineral fertilizers and instead rely on addition of nitrogen via</text:p>
      <text:p text:style-name="P1">amendments with compost, manure, or green (plant-based) manures. To use the nitrogen</text:p>
      <text:p text:style-name="P1">from these amendments, crops rely on biological transformation nitrogen in organic forms</text:p>
      <text:p text:style-name="P1">into plant available nitrogen. Currently, little is known about the microbial community</text:p>
      <text:p text:style-name="P1">during these processes in organic agriculture, especially how to optimize the amounts of</text:p>
      <text:p text:style-name="P1">nitrogen available to plants post amendment with organic fertilizers. Further, nutrient</text:p>
      <text:p text:style-name="P1">availability varies by the type and nutrient ratios of organic fertilizers. For example, the</text:p>
      <text:p text:style-name="P1">carbon to nitrogen ratio of organic amendments impacts the decomposition rate and whether</text:p>
      <text:p text:style-name="P1">N is mineralized into plant available forms or immobilized by the soil microbial biomass 5,6 .</text:p>
      <text:p text:style-name="P1">A better understanding of the microbial communities and their responses to nutrients2</text:p>
      <text:p text:style-name="P1">available from organic amendments will help improve its effective adoption and usage.</text:p>
      <text:p text:style-name="P1"/>
      <text:p text:style-name="P1"><text:soft-page-break/><text:tab/>Previously, the use of organic management has been observed to reduce nitrogen</text:p>
      <text:p text:style-name="P1">losses to sub-surface waters. For example, in a study comparing an organic corn soybean</text:p>
      <text:p text:style-name="P1">production system utilizing extended crop rotations and animal manures for nitrogen</text:p>
      <text:p text:style-name="P1">fertilization, to a conventional corn-soybean system fertilized with synthetic urea, reduced</text:p>
      <text:p text:style-name="P1">losses of nitrates were observed in the tile drainage water from the organic system compared</text:p>
      <text:p text:style-name="P1">to the conventional system 7 . This is evidence to the potential of organic agriculture to</text:p>
      <text:p text:style-name="P1">ameliorate environmental degradation associated with intensive chemical agriculture. Within</text:p>
      <text:p text:style-name="P1">this study, reduced nutrient losses into the environment was associated with high variability</text:p>
      <text:p text:style-name="P1">and reduction in yields, which may be linked to the ability of the soil microbiome to liberate</text:p>
      <text:p text:style-name="P1">nitrogen bound in complex organic compounds, transforming it into mineral forms and</text:p>
      <text:p text:style-name="P1">ultimately making it available for plant uptake and growth. This biologically mediated</text:p>
      <text:p text:style-name="P1">process where plant available nitrogen is released from organic sources is known as</text:p>
      <text:p text:style-name="P1">mineralization and has been associated with litter/amendment C: N ratios below 25:1. When</text:p>
      <text:p text:style-name="P1">C: N ratios of more than 25:1 are observed in litters and amendments, immobilization has</text:p>
      <text:p text:style-name="P1">been observed, which is the utilization of nitrogen compounds for microbial growth at the</text:p>
      <text:p text:style-name="P1">expense of plant available mineral nitrogen 5 . Thus C: N ratios are a critical factor affecting</text:p>
      <text:p text:style-name="P1">the impact of organic fertilizers on levels of plant available nitrogen in the soil.</text:p>
      <text:p text:style-name="P1"/>
      <text:p text:style-name="P1"><text:tab/>Improving our understanding of the biological players involved in nutrient release</text:p>
      <text:p text:style-name="P1">could help improve organic production while still leveraging its environmental benefits. A</text:p>
      <text:p text:style-name="P1">key knowledge gap for varying organic management strategies is understanding the soil</text:p>
      <text:p text:style-name="P1">nitrogen (N) pool and the role of associated microbial communities as drivers of N cycling.</text:p>
      <text:p text:style-name="P1">In this study, we study the impacts of amendments of both alfalfa and compost, provided at3</text:p>
      <text:p text:style-name="P1">equal rates of total nitrogen, to a soil but with differing C: N ratios chosen to result in</text:p>
      <text:p text:style-name="P1">immobilization (compost) or mineralization (alfalfa). We characterize both the chemical and</text:p>
      <text:p text:style-name="P1"><text:soft-page-break/>microbial response to these amendments and hypothesize that specific microbial</text:p>
      <text:p text:style-name="P1">communities will respond to initial nitrogen and carbon availability and that this membership</text:p>
      <text:p text:style-name="P1">will be specific to varying amendments. We expect that these distinct early microbial</text:p>
      <text:p text:style-name="P1">responders will dominate soil microbial communities in response to organic amendments and</text:p>
      <text:p text:style-name="P1">will decrease in abundance through time. Our objective was to characterize these early</text:p>
      <text:p text:style-name="P1">responding microbial communities for various organic amendments and to identify potential</text:p>
      <text:p text:style-name="P1">microbial membership within organic amendments that may be involved in plant nutrient</text:p>
      <text:p text:style-name="P1">availa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31:41.613918785</meta:creation-date>
    <meta:generator>LibreOffice/6.0.6.2$Linux_X86_64 LibreOffice_project/00m0$Build-2</meta:generator>
    <dc:date>2019-02-13T13:49:21.293278319</dc:date>
    <meta:editing-duration>PT7M7S</meta:editing-duration>
    <meta:editing-cycles>2</meta:editing-cycles>
    <meta:document-statistic meta:table-count="0" meta:image-count="0" meta:object-count="0" meta:page-count="3" meta:paragraph-count="55" meta:word-count="704" meta:character-count="4764" meta:non-whitespace-character-count="4111"/>
  </office:meta>
</office:document-meta>
</file>